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4a310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T1" style:family="text">
      <style:text-properties fo:font-size="18pt" fo:font-weight="bold" officeooo:rsid="0014a310" style:font-size-asian="15.75pt" style:font-weight-asian="bold" style:font-size-complex="18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Documentation</text:span></text:span></text:p>
      <text:p text:style-name="Text_20_body"><text:span text:style-name="Source_20_Text">manifest.json</text:span> is het <text:span text:style-name="Strong_20_Emphasis">brein</text:span> van je Chrome Extension — het vertelt Chrome wat je extensie doet, welke bestanden erbij horen, en welke rechten het nodig heeft. Laten we de onderdelen stap voor stap doornemen:</text:p>
      <text:h text:style-name="Heading_20_2" text:outline-level="2">Uitleg van <text:span text:style-name="Source_20_Text">manifest.json</text:span> voor PageSnip</text:h>
      <text:h text:style-name="Heading_20_3" text:outline-level="3">1. <text:span text:style-name="Source_20_Text">"manifest_version": 3</text:span></text:h>
      <text:list text:style-name="L1">
        <text:list-item>
          <text:p text:style-name="P2">Dit geeft aan dat je de nieuwste versie van het Chrome Extension platform gebruikt.</text:p>
        </text:list-item>
        <text:list-item>
          <text:p text:style-name="P2">Manifest v3 is veiliger en efficiënter dan v2, en vereist o.a. een <text:span text:style-name="Strong_20_Emphasis">service worker</text:span> in plaats van een background page.</text:p>
        </text:list-item>
      </text:list>
      <text:h text:style-name="Heading_20_3" text:outline-level="3">2. <text:span text:style-name="Source_20_Text">"name"</text:span>, <text:span text:style-name="Source_20_Text">"description"</text:span>, <text:span text:style-name="Source_20_Text">"version"</text:span></text:h>
      <text:list text:style-name="L2">
        <text:list-item>
          <text:p text:style-name="P3"><text:span text:style-name="Source_20_Text">name</text:span>: De naam van je extensie zoals die in Chrome verschijnt.</text:p>
        </text:list-item>
        <text:list-item>
          <text:p text:style-name="P3"><text:span text:style-name="Source_20_Text">description</text:span>: Korte uitleg van wat PageSnip doet.</text:p>
        </text:list-item>
        <text:list-item>
          <text:p text:style-name="P3"><text:span text:style-name="Source_20_Text">version</text:span>: Versienummer van je extensie. Handig bij updates.</text:p>
        </text:list-item>
      </text:list>
      <text:h text:style-name="Heading_20_3" text:outline-level="3">3. <text:span text:style-name="Source_20_Text">"permissions"</text:span></text:h>
      <text:p text:style-name="Text_20_body">Geeft aan wat je extensie mag doen:</text:p>
      <text:list text:style-name="L3">
        <text:list-item>
          <text:p text:style-name="P4"><text:span text:style-name="Source_20_Text">"activeTab"</text:span>: Toegang tot de inhoud van de actieve tab (nodig om pagina-inhoud te lezen).</text:p>
        </text:list-item>
        <text:list-item>
          <text:p text:style-name="P4"><text:span text:style-name="Source_20_Text">"scripting"</text:span>: Nodig om scripts in te voegen of DOM-elementen te manipuleren.</text:p>
        </text:list-item>
        <text:list-item>
          <text:p text:style-name="P4"><text:span text:style-name="Source_20_Text">"storage"</text:span>: Om instellingen of cache lokaal op te slaan.</text:p>
        </text:list-item>
      </text:list>
      <text:h text:style-name="Heading_20_3" text:outline-level="3">4. <text:span text:style-name="Source_20_Text">"host_permissions"</text:span></text:h>
      <text:list text:style-name="L4">
        <text:list-item>
          <text:p text:style-name="P5"><text:span text:style-name="Source_20_Text">"host_permissions": ["&lt;all_urls&gt;"]</text:span> betekent dat je extensie op <text:span text:style-name="Strong_20_Emphasis">alle websites</text:span> mag draaien.</text:p>
        </text:list-item>
        <text:list-item>
          <text:p text:style-name="P5">Nodig voor content scripts die pagina-inhoud analyseren of samenvatten.</text:p>
        </text:list-item>
      </text:list>
      <text:h text:style-name="Heading_20_3" text:outline-level="3">5. <text:span text:style-name="Source_20_Text">"action"</text:span></text:h>
      <text:list text:style-name="L5">
        <text:list-item>
          <text:p text:style-name="P6">Definieert de <text:span text:style-name="Strong_20_Emphasis">popup</text:span> die verschijnt als je op het extensie-icoon klikt.</text:p>
        </text:list-item>
        <text:list-item>
          <text:p text:style-name="P6"><text:span text:style-name="Source_20_Text">"default_popup": "popup.html"</text:span> laadt jouw UI.</text:p>
        </text:list-item>
        <text:list-item>
          <text:p text:style-name="P6"><text:span text:style-name="Source_20_Text">"default_icon"</text:span> toont je extensie-icoon in verschillende formaten.</text:p>
        </text:list-item>
      </text:list>
      <text:h text:style-name="Heading_20_3" text:outline-level="3">6. <text:span text:style-name="Source_20_Text">"background"</text:span></text:h>
      <text:list text:style-name="L6">
        <text:list-item>
          <text:p text:style-name="P7"><text:span text:style-name="Source_20_Text">"service_worker": "background.js"</text:span> is het script dat op de achtergrond draait.</text:p>
        </text:list-item>
        <text:list-item>
          <text:p text:style-name="P7"><text:soft-page-break/>Dit script kan taken uitvoeren zoals het coördineren van API-aanroepen of communicatie tussen popup en content script.</text:p>
        </text:list-item>
      </text:list>
      <text:h text:style-name="Heading_20_3" text:outline-level="3">7. <text:span text:style-name="Source_20_Text">"content_scripts"</text:span></text:h>
      <text:list text:style-name="L7">
        <text:list-item>
          <text:p text:style-name="P8">Scripts die automatisch worden ingeladen op webpagina’s.</text:p>
        </text:list-item>
        <text:list-item>
          <text:p text:style-name="P8"><text:span text:style-name="Source_20_Text">"matches": ["&lt;all_urls&gt;"]</text:span> betekent dat <text:span text:style-name="Source_20_Text">content.js</text:span> op elke pagina mag draaien.</text:p>
        </text:list-item>
        <text:list-item>
          <text:p text:style-name="P8"><text:span text:style-name="Source_20_Text">"run_at": "document_idle"</text:span> zorgt dat het script pas draait als de pagina grotendeels geladen is.</text:p>
        </text:list-item>
      </text:list>
      <text:h text:style-name="Heading_20_3" text:outline-level="3">8. <text:span text:style-name="Source_20_Text">"icons"</text:span></text:h>
      <text:list text:style-name="L8">
        <text:list-item>
          <text:p text:style-name="P9">Iconen voor je extensie in verschillende groottes.</text:p>
        </text:list-item>
        <text:list-item>
          <text:p text:style-name="P9">Worden gebruikt in de Chrome toolbar, extensiepagina, en notificaties.</text:p>
        </text:list-item>
      </text:list>
      <text:h text:style-name="Heading_20_2" text:outline-level="2">Samengevat</text:h>
      <text:p text:style-name="Text_20_body">Je <text:span text:style-name="Source_20_Text">manifest.json</text:span>:</text:p>
      <text:list text:style-name="L9">
        <text:list-item>
          <text:p text:style-name="P10">Verbindt alle onderdelen van je extensie</text:p>
        </text:list-item>
        <text:list-item>
          <text:p text:style-name="P10">Geeft Chrome de instructies om je extensie correct te laden</text:p>
        </text:list-item>
        <text:list-item>
          <text:p text:style-name="P10">Zorgt dat je toegang hebt tot de juiste pagina’s en functie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11:50:44.455058600</meta:creation-date>
    <dc:date>2025-10-01T11:54:32.105699200</dc:date>
    <meta:editing-duration>PT3M47S</meta:editing-duration>
    <meta:editing-cycles>1</meta:editing-cycles>
    <meta:document-statistic meta:table-count="0" meta:image-count="0" meta:object-count="0" meta:page-count="2" meta:paragraph-count="37" meta:word-count="329" meta:character-count="2118" meta:non-whitespace-character-count="1848"/>
    <meta:generator>LibreOffice/25.8.1.1$Windows_X86_64 LibreOffice_project/54047653041915e595ad4e45cccea684809c77b5</meta:generator>
  </office:meta>
</office:document-meta>
</file>